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Legende für Heatmap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ass die Anwendung eine farbliche Legende hat, damit ich die Farbe der Tiles einem Sensorwert zuordnen kann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Legende verändert Wertebereich und Farbe anhand des gewählten Sensorwertes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Legende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farbliche und Werte Veränderung der Legende implementieren, wenn anderer Sensortyp über das Burgermenü gewählt wird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12:44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2:44:43.71</dc:date>
    <dc:creator>Martin Klos</dc:creator>
    <meta:generator>OpenOffice/4.1.6$Win32 OpenOffice.org_project/416m1$Build-9790</meta:generator>
    <meta:editing-duration>PT10M4S</meta:editing-duration>
    <meta:editing-cycles>2</meta:editing-cycles>
    <meta:document-statistic meta:table-count="1" meta:cell-count="31" meta:object-count="0"/>
  </office:meta>
</office:document-meta>
</file>